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table:number-columns-repeated="2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2"/>
          <table:table-cell office:value-type="string" calcext:value-type="string">
            <text:p>steal a 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3"/>
          <table:table-cell office:value-type="string" calcext:value-type="string">
            <text:p>stop the floo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3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bu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 melle</text:p>
          </table:table-cell>
          <table:table-cell/>
          <table:table-cell office:value-type="string" calcext:value-type="string">
            <text:p>attacks don’t get disabled when not enough energ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ctive ability oesnt reset when reselecting uni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point doesnt check sel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wapping abilities, keep col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7-18T13:54:31.666000000</dc:date>
    <meta:editing-duration>P1DT30M17S</meta:editing-duration>
    <meta:editing-cycles>1</meta:editing-cycles>
    <meta:document-statistic meta:table-count="1" meta:cell-count="60" meta:object-count="0"/>
    <meta:generator>LibreOffice/5.2.2.2$Windows_x86 LibreOffice_project/8f96e87c890bf8fa77463cd4b640a2312823f3ad</meta:generator>
  </office:meta>
</office:document-meta>
</file>